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64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1.8417in"/>
    </style:style>
    <style:style style:name="co4" style:family="table-column">
      <style:table-column-properties fo:break-before="auto" style:column-width="0.8835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3807in"/>
    </style:style>
    <style:style style:name="co8" style:family="table-column">
      <style:table-column-properties fo:break-before="auto" style:column-width="0.348in"/>
    </style:style>
    <style:style style:name="co9" style:family="table-column">
      <style:table-column-properties fo:break-before="auto" style:column-width="1.2319in"/>
    </style:style>
    <style:style style:name="co10" style:family="table-column">
      <style:table-column-properties fo:break-before="auto" style:column-width="0.5984in"/>
    </style:style>
    <style:style style:name="co11" style:family="table-column">
      <style:table-column-properties fo:break-before="auto" style:column-width="1.0138in"/>
    </style:style>
    <style:style style:name="co12" style:family="table-column">
      <style:table-column-properties fo:break-before="auto" style:column-width="0.9709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0.8402in"/>
    </style:style>
    <style:style style:name="co15" style:family="table-column">
      <style:table-column-properties fo:break-before="auto" style:column-width="0.7752in"/>
    </style:style>
    <style:style style:name="co16" style:family="table-column">
      <style:table-column-properties fo:break-before="auto" style:column-width="2.5681in"/>
    </style:style>
    <style:style style:name="co17" style:family="table-column">
      <style:table-column-properties fo:break-before="auto" style:column-width="3.1583in"/>
    </style:style>
    <style:style style:name="co18" style:family="table-column">
      <style:table-column-properties fo:break-before="auto" style:column-width="1.798in"/>
    </style:style>
    <style:style style:name="co19" style:family="table-column">
      <style:table-column-properties fo:break-before="auto" style:column-width="0.8181in"/>
    </style:style>
    <style:style style:name="co20" style:family="table-column">
      <style:table-column-properties fo:break-before="auto" style:column-width="1.1992in"/>
    </style:style>
    <style:style style:name="co21" style:family="table-column">
      <style:table-column-properties fo:break-before="auto" style:column-width="0.8945in"/>
    </style:style>
    <style:style style:name="co22" style:family="table-column">
      <style:table-column-properties fo:break-before="auto" style:column-width="1.8307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</office:automatic-styles>
  <office:body>
    <office:spreadsheet>
      <table:table table:name="no_results_goro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number-columns-repeated="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10" table:default-cell-style-name="ce1"/>
        <table:table-column table:style-name="co6" table:visibility="collapse" table:default-cell-style-name="ce1"/>
        <table:table-column table:style-name="co11" table:visibility="collapse" table:default-cell-style-name="ce1"/>
        <table:table-column table:style-name="co6" table:visibility="collapse" table:default-cell-style-name="ce1"/>
        <table:table-column table:style-name="co12" table:visibility="collapse" table:default-cell-style-name="ce1"/>
        <table:table-column table:style-name="co13" table:default-cell-style-name="ce1"/>
        <table:table-column table:style-name="co14" table:visibility="collapse" table:default-cell-style-name="ce1"/>
        <table:table-column table:style-name="co15" table:visibility="collapse" table:default-cell-style-name="ce1"/>
        <table:table-column table:style-name="co16" table:default-cell-style-name="ce1"/>
        <table:table-column table:style-name="co17" table:visibility="collapse" table:default-cell-style-name="ce1"/>
        <table:table-column table:style-name="co18" table:visibility="collapse" table:default-cell-style-name="ce1"/>
        <table:table-column table:style-name="co19" table:visibility="collapse" table:default-cell-style-name="ce1"/>
        <table:table-column table:style-name="co20" table:visibility="collapse" table:default-cell-style-name="ce1"/>
        <table:table-column table:style-name="co21" table:visibility="collapse" table:default-cell-style-name="ce1"/>
        <table:table-column table:style-name="co1" table:visibility="collapse" table:default-cell-style-name="ce1"/>
        <table:table-column table:style-name="co22" table:visibility="collapse" table:default-cell-style-name="ce1"/>
        <table:table-column table:style-name="co23" table:number-columns-repeated="996" table:default-cell-style-name="ce1"/>
        <table:table-row table:style-name="ro1">
          <table:table-cell table:style-name="Default"/>
          <table:table-cell table:style-name="Default" office:value-type="string" calcext:value-type="string">
            <text:p>hgr_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alt_name</text:p>
          </table:table-cell>
          <table:table-cell table:style-name="Default" office:value-type="string" calcext:value-type="string">
            <text:p>partof_id</text:p>
          </table:table-cell>
          <table:table-cell table:style-name="Default" office:value-type="string" calcext:value-type="string">
            <text:p>lng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_type</text:p>
          </table:table-cell>
          <table:table-cell table:style-name="Default" office:value-type="string" calcext:value-type="string">
            <text:p>source_url</text:p>
          </table:table-cell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name_modern_sp</text:p>
          </table:table-cell>
          <table:table-cell table:style-name="Default" office:value-type="string" calcext:value-type="string">
            <text:p>result_placename</text:p>
          </table:table-cell>
          <table:table-cell table:style-name="Default" office:value-type="string" calcext:value-type="string">
            <text:p>searched_placename</text:p>
          </table:table-cell>
          <table:table-cell table:style-name="Default" office:value-type="string" calcext:value-type="string">
            <text:p>admin1</text:p>
          </table:table-cell>
          <table:table-cell table:style-name="Default" office:value-type="string" calcext:value-type="string">
            <text:p>country_name</text:p>
          </table:table-cell>
          <table:table-cell table:style-name="Default" office:value-type="string" calcext:value-type="string">
            <text:p>src_id</text:p>
          </table:table-cell>
          <table:table-cell table:style-name="Default" office:value-type="string" calcext:value-type="string">
            <text:p>country_code</text:p>
          </table:table-cell>
          <table:table-cell table:style-name="Default" office:value-type="string" calcext:value-type="string">
            <text:p>url</text:p>
          </table:table-cell>
          <table:table-cell table:style-name="Default" office:value-type="string" calcext:value-type="string">
            <text:p>local_result</text:p>
          </table:table-cell>
          <table:table-cell table:style-name="Default" office:value-type="string" calcext:value-type="string">
            <text:p>src</text:p>
          </table:table-cell>
          <table:table-cell table:style-name="Default" office:value-type="string" calcext:value-type="string">
            <text:p>ru_prov</text:p>
          </table:table-cell>
          <table:table-cell table:style-name="Default" office:value-type="string" calcext:value-type="string">
            <text:p>prov_modern_sp</text:p>
          </table:table-cell>
          <table:table-cell table:style-name="Default" office:value-type="string" calcext:value-type="string">
            <text:p>prov_stem</text:p>
          </table:table-cell>
          <table:table-cell table:style-name="Default" office:value-type="string" calcext:value-type="string">
            <text:p>ru_uezd</text:p>
          </table:table-cell>
          <table:table-cell table:style-name="Default" office:value-type="string" calcext:value-type="string">
            <text:p>uezd_modern_sp</text:p>
          </table:table-cell>
          <table:table-cell table:style-name="Default" office:value-type="string" calcext:value-type="string">
            <text:p>uezd_stem</text:p>
          </table:table-cell>
          <table:table-cell table:style-name="Default" office:value-type="string" calcext:value-type="string">
            <text:p>page</text:p>
          </table:table-cell>
          <table:table-cell table:style-name="Default" office:value-type="string" calcext:value-type="string">
            <text:p>lc_translit</text:p>
          </table:table-cell>
          <table:table-cell table:style-name="Default" table:number-columns-repeated="99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Березинъ</text:p>
          </table:table-cell>
          <table:table-cell office:value-type="string" calcext:value-type="string">
            <text:p>Березна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5</text:p>
          </table:table-cell>
          <table:table-cell office:value-type="string" calcext:value-type="string">
            <text:p>БЕРЕЗИНЪ, или БЕРЕЗНА, городъ Черниговскаго Намѣстничества. Въ ономъ бываютъ въ году двѣ ярмарки: первая въ день Вознесенія Господня, вторая Августа 15, въ день Успенія Богородицы, на коихъ ярмаркахъ и еженедѣльныхъ торгахъ въ продажѣ бываютъ изъ окольныхъ мѣстъ привозимые разные съѣстные и питейные припасы, также скотъ и деревянная посуда.</text:p>
          </table:table-cell>
          <table:table-cell office:value-type="string" calcext:value-type="string">
            <text:p>Березин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Березин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7.5&amp;west=27.3&amp;east=35.3&amp;north=55.5&amp;name=%D0%91%D0%B5%D1%80%D0%B5%D0%B7%D0%B8%D0%BD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Черниговскаго Намѣстничества</text:p>
          </table:table-cell>
          <table:table-cell office:value-type="string" calcext:value-type="string">
            <text:p>Черниговского Наместничества</text:p>
          </table:table-cell>
          <table:table-cell office:value-type="string" calcext:value-type="string">
            <text:p>черниг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rezin"</text:p>
          </table:table-cell>
          <table:table-cell table:number-columns-repeated="99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Березовъ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5</text:p>
          </table:table-cell>
          <table:table-cell office:value-type="string" calcext:value-type="string">
            <text:p>БЕРЕЗОВЪ, городъ Тобольскаго Намѣстничества. Сюда пріѣзжаютъ Тобольскіе купцы каждую весну водою, и торгу-ють съ тутошними Россійскими жителями , а особливо съ Остяками и Вогуличами; осеньюжь въ Тобольскъ назадъ возвращаются.</text:p>
          </table:table-cell>
          <table:table-cell office:value-type="string" calcext:value-type="string">
            <text:p>Берез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Берез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4.195278&amp;west=64.258056&amp;east=72.258056&amp;north=62.195278&amp;name=%D0%91%D0%B5%D1%80%D0%B5%D0%B7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обольскаго Намѣстничества</text:p>
          </table:table-cell>
          <table:table-cell office:value-type="string" calcext:value-type="string">
            <text:p>Тобольского Наместничества</text:p>
          </table:table-cell>
          <table:table-cell office:value-type="string" calcext:value-type="string">
            <text:p>тоболь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rezov"</text:p>
          </table:table-cell>
          <table:table-cell table:number-columns-repeated="99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Верхній Удинскъ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26</text:p>
          </table:table-cell>
          <table:table-cell office:value-type="string" calcext:value-type="string">
            <text:p>ВЕРХНІЙ УДИНСКЪ, городъ Иркутскаго Намѣстничества. Въ немъ бываютъ въ году двѣ ярмарки : первая Февраля съ 15 до половины Марта, а вторая Іюня съ 15 до половины Іюля ; торговля и промыслъ на оныхъ состоитъ изъ разныхъ привозимыхъ изъ Иркутска и другихъ городовъ купцами Россійскихъ и Нѣмецкихъ товаровъ, на которые вымѣниваютъ у здѣшнихъ иновѣрцовъ пушные товары , рогатой скотъ, лошадей и проч. и отвозятъ чрезъ Троицкую крѣпость въ Кяхту для промѣну Китайцамъ.</text:p>
          </table:table-cell>
          <table:table-cell office:value-type="string" calcext:value-type="string">
            <text:p>Верхний Удин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Верхний Удинск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6.5&amp;west=91.4&amp;east=180&amp;north=90&amp;name=%D0%92%D0%B5%D1%80%D1%85%D0%BD%D0%B8%D0%B9+%D0%A3%D0%B4%D0%B8%D0%BD%D1%81%D0%BA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Иркутскаго Намѣстничества</text:p>
          </table:table-cell>
          <table:table-cell office:value-type="string" calcext:value-type="string">
            <text:p>Иркутского Наместничества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rkhnіi Udinsk"</text:p>
          </table:table-cell>
          <table:table-cell table:number-columns-repeated="99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Верхній Удинскъ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26</text:p>
          </table:table-cell>
          <table:table-cell office:value-type="string" calcext:value-type="string">
            <text:p>ВЕРХНІЙ УДИНСКЪ, городъ Иркутскаго Намѣстничества. Въ немъ бываютъ въ году двѣ ярмарки : первая Февраля съ 15 до половины Марта, а вторая Іюня съ 15 до половины Іюля ; торговля и промыслъ на оныхъ состоитъ изъ разныхъ привозимыхъ изъ Иркутска и другихъ городовъ купцами Россійскихъ и Нѣмецкихъ товаровъ, на которые вымѣниваютъ у здѣшнихъ иновѣрцовъ пушные товары , рогатой скотъ, лошадей и проч. и отвозятъ чрезъ Троицкую крѣпость въ Кяхту для промѣну Китайцамъ.</text:p>
          </table:table-cell>
          <table:table-cell office:value-type="string" calcext:value-type="string">
            <text:p>Верхний Удин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Верхний Удин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6.5&amp;west=91.4&amp;east=180&amp;north=90&amp;name=%D0%92%D0%B5%D1%80%D1%85%D0%BD%D0%B8%D0%B9+%D0%A3%D0%B4%D0%B8%D0%BD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Иркутскаго Намѣстничества</text:p>
          </table:table-cell>
          <table:table-cell office:value-type="string" calcext:value-type="string">
            <text:p>Иркутского Наместничества</text:p>
          </table:table-cell>
          <table:table-cell office:value-type="string" calcext:value-type="string">
            <text:p>иркут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erkhnіi Udinsk"</text:p>
          </table:table-cell>
          <table:table-cell table:number-columns-repeated="99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Вышній Волочокъ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30</text:p>
          </table:table-cell>
          <table:table-cell office:value-type="string" calcext:value-type="string">
            <text:p>ВЫШНІЙ ВОЛОЧОКЪ, городъ Тверскаго Намѣстничества. Въ семъ городѣ бываютъ въ году три ярмарки.</text:p>
          </table:table-cell>
          <table:table-cell office:value-type="string" calcext:value-type="string">
            <text:p>Вышний Волочо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Вышний Волочок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857828&amp;west=31.921928&amp;east=39.921928&amp;north=60.857828&amp;name=%D0%92%D1%8B%D1%88%D0%BD%D0%B8%D0%B9+%D0%92%D0%BE%D0%BB%D0%BE%D1%87%D0%BE%D0%BA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верскаго Намѣстничества</text:p>
          </table:table-cell>
          <table:table-cell office:value-type="string" calcext:value-type="string">
            <text:p>Тверского Наместничества</text:p>
          </table:table-cell>
          <table:table-cell office:value-type="string" calcext:value-type="string">
            <text:p>тве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yshnіi Volochok"</text:p>
          </table:table-cell>
          <table:table-cell table:number-columns-repeated="99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Габзаль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31</text:p>
          </table:table-cell>
          <table:table-cell office:value-type="string" calcext:value-type="string">
            <text:p>ГАБЗАЛЬ , городъ Ревельскаго Намѣстничества. Въ немъ бываетъ одна въ году ярмарка.</text:p>
          </table:table-cell>
          <table:table-cell office:value-type="string" calcext:value-type="string">
            <text:p>Габзаль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Габзаль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6.9321865873&amp;west=20.5292754173&amp;east=28.3777923584&amp;north=59.7749278302&amp;name=%D0%93%D0%B0%D0%B1%D0%B7%D0%B0%D0%BB%D1%8C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Ревельскаго Намѣстничества</text:p>
          </table:table-cell>
          <table:table-cell office:value-type="string" calcext:value-type="string">
            <text:p>Ревельского Наместничества</text:p>
          </table:table-cell>
          <table:table-cell office:value-type="string" calcext:value-type="string">
            <text:p>ревель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abzal'</text:p>
          </table:table-cell>
          <table:table-cell table:number-columns-repeated="99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Гжать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32</text:p>
          </table:table-cell>
          <table:table-cell office:value-type="string" calcext:value-type="string">
            <text:p>ГЖАТЬ, городъ Смоленскаго Намѣстничества. Въ семъ городѣ бываетъ годовая ярмарка , сверхъ каждонедѣльныхъ торговъ, Іюля 8 дня ; а въ селахъ бываетъ съѣздъ въ храмовые праздники , и въ каждомъ на одинъ только тотъ день.</text:p>
          </table:table-cell>
          <table:table-cell office:value-type="string" calcext:value-type="string">
            <text:p>Гжать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Гжать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0.782778&amp;west=28.045278000000003&amp;east=36.045278&amp;north=58.782778&amp;name=%D0%93%D0%B6%D0%B0%D1%82%D1%8C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Смоленскаго Намѣстничества</text:p>
          </table:table-cell>
          <table:table-cell office:value-type="string" calcext:value-type="string">
            <text:p>Смоленского Наместничества</text:p>
          </table:table-cell>
          <table:table-cell office:value-type="string" calcext:value-type="string">
            <text:p>смолен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zhat'</text:p>
          </table:table-cell>
          <table:table-cell table:number-columns-repeated="99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Далматовъ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37</text:p>
          </table:table-cell>
          <table:table-cell office:value-type="string" calcext:value-type="string">
            <text:p>ДАЛМАТОВЪ, городъ Пермскаго Намѣстничества. Въ немъ какъ весною, Маія 9, такъ и зимою 6 числа Декабря , то есть въ день праздника Ни полая Чудотворца, бываетъ великая ярмарка , которая продолжается до 13 числа Декабря же , а иногда и болѣе; на оную пріѣзжаютъ купцы изъ близъ лежащихъ Сибирскихъ городовъ. Сія ярмарка особливо умножилась отъ упадка бывшей въ Катайскомъ острогѣ, не далеко оттуда лежащемъ , ярмарки , въ близости Башкиръ, которые на оную много рогатаго скота и лошадей на продажу пригоняютъ.</text:p>
          </table:table-cell>
          <table:table-cell office:value-type="string" calcext:value-type="string">
            <text:p>Далмат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Далмат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5.22&amp;west=50.56&amp;east=65.27&amp;north=61.8&amp;name=%D0%94%D0%B0%D0%BB%D0%BC%D0%B0%D1%82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Пермскаго Намѣстничества</text:p>
          </table:table-cell>
          <table:table-cell office:value-type="string" calcext:value-type="string">
            <text:p>Пермского Наместничества</text:p>
          </table:table-cell>
          <table:table-cell office:value-type="string" calcext:value-type="string">
            <text:p>перм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lmatov"</text:p>
          </table:table-cell>
          <table:table-cell table:number-columns-repeated="99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Динабургъ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38</text:p>
          </table:table-cell>
          <table:table-cell office:value-type="string" calcext:value-type="string">
            <text:p>ДИНАБУРГЪ, городъ Полотскаго Намѣстничества, Въ семъ городѣ положено по привиллегіи три въ году ярмарки: первая Генваря 6, вторая Іюня 24, третія Сентября 8; но нынѣ ихъ не бываетъ ; въ уѣздѣ же сего города въ пятидесяти шести селахъ бываютъ; только торги, на коихъ тутошніе жители и Рижскіе обыватели торгуютъ мѣлочными Нѣмецкими товарами.</text:p>
          </table:table-cell>
          <table:table-cell office:value-type="string" calcext:value-type="string">
            <text:p>Динабург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Динабург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1.483333&amp;west=24.8&amp;east=32.8&amp;north=59.483333&amp;name=%D0%94%D0%B8%D0%BD%D0%B0%D0%B1%D1%83%D1%80%D0%B3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Полотскаго Намѣстничества</text:p>
          </table:table-cell>
          <table:table-cell office:value-type="string" calcext:value-type="string">
            <text:p>Полотского Наместничества</text:p>
          </table:table-cell>
          <table:table-cell office:value-type="string" calcext:value-type="string">
            <text:p>полот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naburg"</text:p>
          </table:table-cell>
          <table:table-cell table:number-columns-repeated="99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Елисаветъ-Градъ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42</text:p>
          </table:table-cell>
          <table:table-cell office:value-type="string" calcext:value-type="string">
            <text:p>ЕЛИСАВЕТЪ-ГРАДЪ, городъ Екатеринославскаго Намѣстничества. Въ ономъ бываетъ въ году четыре ярмарки.</text:p>
          </table:table-cell>
          <table:table-cell office:value-type="string" calcext:value-type="string">
            <text:p>Елисаветъ-Град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Елисаветъ-Град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6.07&amp;west=29.6&amp;east=39.14&amp;north=49.99&amp;name=%D0%95%D0%BB%D0%B8%D1%81%D0%B0%D0%B2%D0%B5%D1%82%D1%8A-%D0%93%D1%80%D0%B0%D0%B4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Екатеринославскаго Намѣстничества</text:p>
          </table:table-cell>
          <table:table-cell office:value-type="string" calcext:value-type="string">
            <text:p>Екатеринославского Наместничества</text:p>
          </table:table-cell>
          <table:table-cell office:value-type="string" calcext:value-type="string">
            <text:p>екатериносла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lisavet"-Grad"</text:p>
          </table:table-cell>
          <table:table-cell table:number-columns-repeated="99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Зинковъ</text:p>
          </table:table-cell>
          <table:table-cell office:value-type="string" calcext:value-type="string">
            <text:p>Зѣнковъ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45</text:p>
          </table:table-cell>
          <table:table-cell office:value-type="string" calcext:value-type="string">
            <text:p>ЗИНКОВЪ, или ЗѢНКОВЪ, городъ Черниговскаго Намѣстничества. Въ ономъ бываетъ въ годъ четыре ярмарки : первая Іюня 25 , въ день С. Іоанна Крестителя , вторая 15 Августа , въ день успенія Пресвятыя Богородицы, третія Октября 1, въ день Покрова Пресвятыя Богородицы , четвертая Декабря б, въ день Святителя Николая. На оныхъ торгуютъ разнымъ скотомъ, хлѣбомъ и съѣстными припасами. Здѣсь бываютъ и еженедѣльные торжки въ понедѣльникъ и пятокъ, и торгуютъ на оныхъ хлѣбомъ.</text:p>
          </table:table-cell>
          <table:table-cell office:value-type="string" calcext:value-type="string">
            <text:p>Зинк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Зинк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7.5&amp;west=27.3&amp;east=35.3&amp;north=55.5&amp;name=%D0%97%D0%B8%D0%BD%D0%BA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Черниговскаго Намѣстничества</text:p>
          </table:table-cell>
          <table:table-cell office:value-type="string" calcext:value-type="string">
            <text:p>Черниговского Наместничества</text:p>
          </table:table-cell>
          <table:table-cell office:value-type="string" calcext:value-type="string">
            <text:p>черниг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Zinkov"</text:p>
          </table:table-cell>
          <table:table-cell table:number-columns-repeated="996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Кириловъ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53</text:p>
          </table:table-cell>
          <table:table-cell office:value-type="string" calcext:value-type="string">
            <text:p>КИРИЛОВЪ , городъ Новогородскаго Намѣстничества. Въ немъ бываетъ годовая ярмарка Марта 17 дня, называемая Алексѣевская.</text:p>
          </table:table-cell>
          <table:table-cell office:value-type="string" calcext:value-type="string">
            <text:p>Кирил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Кирил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7.1&amp;west=28.65&amp;east=39.89&amp;north=61.31&amp;name=%D0%9A%D0%B8%D1%80%D0%B8%D0%BB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Новогородскаго Намѣстничества</text:p>
          </table:table-cell>
          <table:table-cell office:value-type="string" calcext:value-type="string">
            <text:p>Новогородского Наместничества</text:p>
          </table:table-cell>
          <table:table-cell office:value-type="string" calcext:value-type="string">
            <text:p>новогород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irilov"</text:p>
          </table:table-cell>
          <table:table-cell table:number-columns-repeated="996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Кошира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60</text:p>
          </table:table-cell>
          <table:table-cell office:value-type="string" calcext:value-type="string">
            <text:p>КОШИРА , городъ Тульскаго Намѣстничества. Здѣсь бываетъ годовая ярмарка въ день Вознесенія Господня въ Маіѣ мѣсяцѣ , но торгуютъ мѣдочными товарами.</text:p>
          </table:table-cell>
          <table:table-cell office:value-type="string" calcext:value-type="string">
            <text:p>Кошира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Кошира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8329&amp;west=35.5421&amp;east=39.6827&amp;north=55.0867&amp;name=%D0%9A%D0%BE%D1%88%D0%B8%D1%80%D0%B0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ульскаго Намѣстничества</text:p>
          </table:table-cell>
          <table:table-cell office:value-type="string" calcext:value-type="string">
            <text:p>Тульского Наместничества</text:p>
          </table:table-cell>
          <table:table-cell office:value-type="string" calcext:value-type="string">
            <text:p>туль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Koshira</text:p>
          </table:table-cell>
          <table:table-cell table:number-columns-repeated="996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Малой Архангельскъ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0</text:p>
          </table:table-cell>
          <table:table-cell office:value-type="string" calcext:value-type="string">
            <text:p>МАЛОЙ АРХАНГЕЛЬСКЪ, городъ Орловскаго Намѣстничества. Въ немъ бываетъ дважды въ недѣлю съѣздъ.</text:p>
          </table:table-cell>
          <table:table-cell office:value-type="string" calcext:value-type="string">
            <text:p>Малой Архангель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алой Архангельск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1.8511&amp;west=32.7557&amp;east=39.224&amp;north=54.0138&amp;name=%D0%9C%D0%B0%D0%BB%D0%BE%D0%B9+%D0%90%D1%80%D1%85%D0%B0%D0%BD%D0%B3%D0%B5%D0%BB%D1%8C%D1%81%D0%BA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Орловскаго Намѣстничества</text:p>
          </table:table-cell>
          <table:table-cell office:value-type="string" calcext:value-type="string">
            <text:p>Орловского Наместничества</text:p>
          </table:table-cell>
          <table:table-cell office:value-type="string" calcext:value-type="string">
            <text:p>орл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loi Arkhangel'sk"</text:p>
          </table:table-cell>
          <table:table-cell table:number-columns-repeated="996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Малой Архангельскъ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0</text:p>
          </table:table-cell>
          <table:table-cell office:value-type="string" calcext:value-type="string">
            <text:p>МАЛОЙ АРХАНГЕЛЬСКЪ, городъ Орловскаго Намѣстничества. Въ немъ бываетъ дважды въ недѣлю съѣздъ.</text:p>
          </table:table-cell>
          <table:table-cell office:value-type="string" calcext:value-type="string">
            <text:p>Малой Архангельск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алой Архангель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1.8511&amp;west=32.7557&amp;east=39.224&amp;north=54.0138&amp;name=%D0%9C%D0%B0%D0%BB%D0%BE%D0%B9+%D0%90%D1%80%D1%85%D0%B0%D0%BD%D0%B3%D0%B5%D0%BB%D1%8C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Орловскаго Намѣстничества</text:p>
          </table:table-cell>
          <table:table-cell office:value-type="string" calcext:value-type="string">
            <text:p>Орловского Наместничества</text:p>
          </table:table-cell>
          <table:table-cell office:value-type="string" calcext:value-type="string">
            <text:p>орлов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loi Arkhangel'sk"</text:p>
          </table:table-cell>
          <table:table-cell table:number-columns-repeated="996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Малой Ярославецъ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0</text:p>
          </table:table-cell>
          <table:table-cell office:value-type="string" calcext:value-type="string">
            <text:p>МАЛОЙ ЯРОСЛАВЕЦЪ, городъ Калужскаго Намѣстничества. Въ немъ бываютъ въ годъ ярмарки Апрѣля 23, Маія 9, Ноября 26, Декабря б и въ десятую пятницу по Пасхѣ , на которыя пріѣзжаютъ купцы изъ Боровска, Вереи и Серпухова съ шелковыми и бумажными платками , китайками , выбойками, чаемъ, сахаромъ, кофіемъ и разными москотильными товарами ; а главную часть сего торгу составляютъ окрестные жители, которые привозятъ съѣстные припасы и деревенскія издѣлья.</text:p>
          </table:table-cell>
          <table:table-cell office:value-type="string" calcext:value-type="string">
            <text:p>Малой Ярославец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алой Ярославец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3.2604&amp;west=33.3881&amp;east=37.3796&amp;north=55.374&amp;name=%D0%9C%D0%B0%D0%BB%D0%BE%D0%B9+%D0%AF%D1%80%D0%BE%D1%81%D0%BB%D0%B0%D0%B2%D0%B5%D1%86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Калужскаго Намѣстничества</text:p>
          </table:table-cell>
          <table:table-cell office:value-type="string" calcext:value-type="string">
            <text:p>Калужского Наместничества</text:p>
          </table:table-cell>
          <table:table-cell office:value-type="string" calcext:value-type="string">
            <text:p>калуж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loi Iaroslavets"</text:p>
          </table:table-cell>
          <table:table-cell table:number-columns-repeated="996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Мангазея</text:p>
          </table:table-cell>
          <table:table-cell office:value-type="string" calcext:value-type="string">
            <text:p>Туруханскъ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0</text:p>
          </table:table-cell>
          <table:table-cell office:value-type="string" calcext:value-type="string">
            <text:p>МАНГАЗЕЯ, или ТУРУХАНСКЪ, городъ Тобольскаго Намѣстничества. Въ семъ городѣ бываетъ ярмарка въ лѣтнее время въ Іюнѣ и Іюлѣ мѣсяцахъ; торги бываютъ съ Великороссій-скими и Сибирскими разныхъ городовъ купцами покупкою всякихъ уловленныхъ звѣрей Сибирскихъ и продажею мѣлочныхъ товаровъ Россійскихъ.</text:p>
          </table:table-cell>
          <table:table-cell office:value-type="string" calcext:value-type="string">
            <text:p>Мангазея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ангазея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4.195278&amp;west=64.258056&amp;east=72.258056&amp;north=62.195278&amp;name=%D0%9C%D0%B0%D0%BD%D0%B3%D0%B0%D0%B7%D0%B5%D1%8F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обольскаго Намѣстничества</text:p>
          </table:table-cell>
          <table:table-cell office:value-type="string" calcext:value-type="string">
            <text:p>Тобольского Наместничества</text:p>
          </table:table-cell>
          <table:table-cell office:value-type="string" calcext:value-type="string">
            <text:p>тоболь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angazeia</text:p>
          </table:table-cell>
          <table:table-cell table:number-columns-repeated="996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Мвлинъ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1</text:p>
          </table:table-cell>
          <table:table-cell office:value-type="string" calcext:value-type="string">
            <text:p>МВЛИНЪ, городъ Новогородскаго - Сѣверскаго Намѣстничества. Въ ономъ бываетъ въ годъ три ярмарки : первая на третіей недѣлѣ великаго поста, другая въ день Сошествія Святаго Духа, третія Августа 9 числа. На оныя съѣзжаются изъ сосѣдственныхъ мѣстъ купцы съ краснымъ товаромъ и другими мѣлочными; также купечество города торгуетъ своими произрастѣніями и произведеніями, какъ - то пенькою , коноплянымъ масломъ, горячимъ виномъ, табакомъ и прочими мѣлочми ; пеньку нѣкоторые купцы отправляютъ къ С. Петербургскому и Рижскому портамъ и въ пристани Порѣцкую и Иржевскую.</text:p>
          </table:table-cell>
          <table:table-cell office:value-type="string" calcext:value-type="string">
            <text:p>Мвлин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Мвлин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7.983333&amp;west=29.266666999999998&amp;east=37.266667&amp;north=55.983333&amp;name=%D0%9C%D0%B2%D0%BB%D0%B8%D0%BD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Новогородскаго - Сѣверскаго Намѣстничества</text:p>
          </table:table-cell>
          <table:table-cell office:value-type="string" calcext:value-type="string">
            <text:p>Новогородского - Северского Наместничества</text:p>
          </table:table-cell>
          <table:table-cell office:value-type="string" calcext:value-type="string">
            <text:p>новогородского - севе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vlin"</text:p>
          </table:table-cell>
          <table:table-cell table:number-columns-repeated="996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Нейшлотъ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78</text:p>
          </table:table-cell>
          <table:table-cell office:value-type="string" calcext:value-type="string">
            <text:p>НЕЙШЛОТЪ, городъ Выборгскаго Намѣстничества. Въ немъ 1780 году учреждена годовая ярмарка 15 Сентября.</text:p>
          </table:table-cell>
          <table:table-cell office:value-type="string" calcext:value-type="string">
            <text:p>Нейшлот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Нейшлот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6.709167&amp;west=24.744167&amp;east=32.744167000000004&amp;north=64.70916700000001&amp;name=%D0%9D%D0%B5%D0%B9%D1%88%D0%BB%D0%BE%D1%8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Выборгскаго Намѣстничества</text:p>
          </table:table-cell>
          <table:table-cell office:value-type="string" calcext:value-type="string">
            <text:p>Выборгского Наместничества</text:p>
          </table:table-cell>
          <table:table-cell office:value-type="string" calcext:value-type="string">
            <text:p>выборг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ishlot"</text:p>
          </table:table-cell>
          <table:table-cell table:number-columns-repeated="996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Переславль Залѣской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85</text:p>
          </table:table-cell>
          <table:table-cell office:value-type="string" calcext:value-type="string">
            <text:p>ПЕРЕСЛАВЛЬ ЗАЛѢСКОЙ , городъ Владимерскаго Намѣстничества. Бываетъ здѣсь годовая ярмарка съ 23 Іюня, и продолжается недѣлю; на оной отправляется торгъ льнянымиколстами, которые покупаются какъ Переславскими, такъ и пріѣзжими изъ разныхъ городовъ купцами. Московскіе купцы привозятъ разные мѣлкіе серебреные товары , какъ - то оклады на образа и прочее; бо-лѣежь крестяне привозятъ разный хлѣбъ на продажу; а въ уѣздѣ сего города въ трехъ селахъ торгуютвъ мелочными товарами и крестьянскими издѣльями.</text:p>
          </table:table-cell>
          <table:table-cell office:value-type="string" calcext:value-type="string">
            <text:p>Переславль Залеской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Переславль Залеской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133333&amp;west=36.416667&amp;east=44.416667&amp;north=60.133333&amp;name=%D0%9F%D0%B5%D1%80%D0%B5%D1%81%D0%BB%D0%B0%D0%B2%D0%BB%D1%8C+%D0%97%D0%B0%D0%BB%D0%B5%D1%81%D0%BA%D0%BE%D0%B9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Владимерскаго Намѣстничества</text:p>
          </table:table-cell>
          <table:table-cell office:value-type="string" calcext:value-type="string">
            <text:p>Владимерского Наместничества</text:p>
          </table:table-cell>
          <table:table-cell office:value-type="string" calcext:value-type="string">
            <text:p>владиме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ereslavl' Zaleskoi</text:p>
          </table:table-cell>
          <table:table-cell table:number-columns-repeated="996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Перновъ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86</text:p>
          </table:table-cell>
          <table:table-cell office:value-type="string" calcext:value-type="string">
            <text:p>ПЕРНОВЪ, городъ Рижскаго Намѣстничест а. Въ ономъ бываетъ годовая ярмарка , спустя три недѣли послѣ Иванова дня , и продолжается четыре недѣли.</text:p>
          </table:table-cell>
          <table:table-cell office:value-type="string" calcext:value-type="string">
            <text:p>Перн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Перн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38.6&amp;west=24.8&amp;east=180&amp;north=78.0&amp;name=%D0%9F%D0%B5%D1%80%D0%BD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Рижскаго Намѣстничества</text:p>
          </table:table-cell>
          <table:table-cell office:value-type="string" calcext:value-type="string">
            <text:p>Рижского Наместничества</text:p>
          </table:table-cell>
          <table:table-cell office:value-type="string" calcext:value-type="string">
            <text:p>риж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ernov"</text:p>
          </table:table-cell>
          <table:table-cell table:number-columns-repeated="996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Пудога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92</text:p>
          </table:table-cell>
          <table:table-cell office:value-type="string" calcext:value-type="string">
            <text:p>ПУДОГА, иди ПУДОЖСКЪ, городъ Олонецкаго Намѣстничества. Здѣсь бываетъ годовая ярмарка Декабря 6 дня; торги производятся лавочнымъ товаромъ , но большею частію мягкою рухлядью, для которой пріѣзжаютъ купцы изъ разныхъ Россійскихъ городовъ, въ томъ числѣ и изъ С. Петербурга.</text:p>
          </table:table-cell>
          <table:table-cell office:value-type="string" calcext:value-type="string">
            <text:p>Пудога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Пудога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7.783333&amp;west=30.35&amp;east=38.35&amp;north=65.783333&amp;name=%D0%9F%D1%83%D0%B4%D0%BE%D0%B3%D0%B0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Олонецкаго Намѣстничества</text:p>
          </table:table-cell>
          <table:table-cell office:value-type="string" calcext:value-type="string">
            <text:p>Олонецкого Наместничества</text:p>
          </table:table-cell>
          <table:table-cell office:value-type="string" calcext:value-type="string">
            <text:p>олонец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udoga</text:p>
          </table:table-cell>
          <table:table-cell table:number-columns-repeated="996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Ржевъ Володимеровъ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94</text:p>
          </table:table-cell>
          <table:table-cell office:value-type="string" calcext:value-type="string">
            <text:p>РЖЕВЪ ВОЛОДИМЕРОВЪ , городъ Тверскаго Намѣстничества. Въ ономъ бываетъ въ каждомъ году двѣ ярмарки: одна великаго поста въ недѣлю православія, другая Іюня 29 дня ; товары привозятъ разные мос-котильные , шелковые , позументы золотые и серебреные, камки , парчи , грезети , тафты и прочіе мѣлочные бумажные, также хлѣбъ и различные крестьянскій издѣлья.</text:p>
          </table:table-cell>
          <table:table-cell office:value-type="string" calcext:value-type="string">
            <text:p>Ржев Володимеров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Ржев Володимеров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2.857828&amp;west=31.921928&amp;east=39.921928&amp;north=60.857828&amp;name=%D0%A0%D0%B6%D0%B5%D0%B2+%D0%92%D0%BE%D0%BB%D0%BE%D0%B4%D0%B8%D0%BC%D0%B5%D1%80%D0%BE%D0%B2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Тверскаго Намѣстничества</text:p>
          </table:table-cell>
          <table:table-cell office:value-type="string" calcext:value-type="string">
            <text:p>Тверского Наместничества</text:p>
          </table:table-cell>
          <table:table-cell office:value-type="string" calcext:value-type="string">
            <text:p>тве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zhev" Volodimerov"</text:p>
          </table:table-cell>
          <table:table-cell table:number-columns-repeated="996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Рѣзыцы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98</text:p>
          </table:table-cell>
          <table:table-cell office:value-type="string" calcext:value-type="string">
            <text:p>РѢЗЫЦЫ , городъ Полотскаго Намѣстничества. Въ семъ городѣ бываютъ въ году двѣ ярмарки ; торгуютъ Рижскаго Дворца крестьяне разными мѣлочными товарами , виномъ и пивомъ.</text:p>
          </table:table-cell>
          <table:table-cell office:value-type="string" calcext:value-type="string">
            <text:p>Резыцы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Резыцы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1.483333&amp;west=24.8&amp;east=32.8&amp;north=59.483333&amp;name=%D0%A0%D0%B5%D0%B7%D1%8B%D1%86%D1%8B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Полотскаго Намѣстничества</text:p>
          </table:table-cell>
          <table:table-cell office:value-type="string" calcext:value-type="string">
            <text:p>Полотского Наместничества</text:p>
          </table:table-cell>
          <table:table-cell office:value-type="string" calcext:value-type="string">
            <text:p>полот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zytsy</text:p>
          </table:table-cell>
          <table:table-cell table:number-columns-repeated="996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Соль-Галицкая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07</text:p>
          </table:table-cell>
          <table:table-cell office:value-type="string" calcext:value-type="string">
            <text:p>СОЛЬ-ГАЛИЦКАЯ, съ 1778 году городъ Костромскаго Намѣстничества. Въ ономъ бываетъ въ году двѣ ярмарки, сверхъ обыкновенныхъ торговъ.</text:p>
          </table:table-cell>
          <table:table-cell office:value-type="string" calcext:value-type="string">
            <text:p>Соль-Галицкая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Соль-Галицкая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3.766667&amp;west=36.933333&amp;east=44.933333&amp;north=61.766667&amp;name=%D0%A1%D0%BE%D0%BB%D1%8C-%D0%93%D0%B0%D0%BB%D0%B8%D1%86%D0%BA%D0%B0%D1%8F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Костромскаго Намѣстничества</text:p>
          </table:table-cell>
          <table:table-cell office:value-type="string" calcext:value-type="string">
            <text:p>Костромского Наместничества</text:p>
          </table:table-cell>
          <table:table-cell office:value-type="string" calcext:value-type="string">
            <text:p>кострома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ol'-Galitskaia</text:p>
          </table:table-cell>
          <table:table-cell table:number-columns-repeated="996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Старая Руза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08</text:p>
          </table:table-cell>
          <table:table-cell office:value-type="string" calcext:value-type="string">
            <text:p>СТАРАЯ РУЗА, съ 1776 году городъ Новогородскаго Намѣстничества. Здѣсь бываетъ съѣздъ и торговля Генваря 6 дня, въ праздникъ Святых Апостолъ Петра и Павла, и въ день Покрова Пресвятыя Богородицы; товары привозятъ купцы изъ Новагорода и изъ Торопца всякіе москотильные, и сѣнокосные косы.</text:p>
          </table:table-cell>
          <table:table-cell office:value-type="string" calcext:value-type="string">
            <text:p>Старая Руза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Старая Руза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7.1&amp;west=28.65&amp;east=39.89&amp;north=61.31&amp;name=%D0%A1%D1%82%D0%B0%D1%80%D0%B0%D1%8F+%D0%A0%D1%83%D0%B7%D0%B0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Новогородскаго Намѣстничества</text:p>
          </table:table-cell>
          <table:table-cell office:value-type="string" calcext:value-type="string">
            <text:p>Новогородского Наместничества</text:p>
          </table:table-cell>
          <table:table-cell office:value-type="string" calcext:value-type="string">
            <text:p>новогород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taraia Ruza</text:p>
          </table:table-cell>
          <table:table-cell table:number-columns-repeated="996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Старой Осколъ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09</text:p>
          </table:table-cell>
          <table:table-cell office:value-type="string" calcext:value-type="string">
            <text:p>СТАРОЙ ОСКОЛЪ, съ 1779 году городъ Курскаго Намѣстничества. Въ ономъ бываютъ въ году три ярмарки: первая въ пятое Воскресенье три дни, вторая Іюля 8, въ день Казанскія Богоматери , третія Августа 15 , въ день успенія , по два дни; пріѣзжаютъ купцы съ разными товарами изъ близъ лежащихъ городовъ.</text:p>
          </table:table-cell>
          <table:table-cell office:value-type="string" calcext:value-type="string">
            <text:p>Старой Оскол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Старой Оскол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47.716667&amp;west=32.183333&amp;east=40.183333&amp;north=55.716667&amp;name=%D0%A1%D1%82%D0%B0%D1%80%D0%BE%D0%B9+%D0%9E%D1%81%D0%BA%D0%BE%D0%BB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Курскаго Намѣстничества</text:p>
          </table:table-cell>
          <table:table-cell office:value-type="string" calcext:value-type="string">
            <text:p>Курского Наместничества</text:p>
          </table:table-cell>
          <table:table-cell office:value-type="string" calcext:value-type="string">
            <text:p>кур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aroi Oskol"</text:p>
          </table:table-cell>
          <table:table-cell table:number-columns-repeated="996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Устюжна Желѣзопольская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t_found</text:p>
          </table:table-cell>
          <table:table-cell office:value-type="string" calcext:value-type="string">
            <text:p>городъ</text:p>
          </table:table-cell>
          <table:table-cell office:value-type="string" calcext:value-type="string">
            <text:p>http://babel.hathitrust.org/cgi/pt?id=uc1.b4583201;view=1up;seq=119</text:p>
          </table:table-cell>
          <table:table-cell office:value-type="string" calcext:value-type="string">
            <text:p>УСТЮЖНА ЖЕЛѢЗОПОЛЬСКАЯ , съ 1776 году городъ Новогородскаго Намѣстничества. Здѣсь бываетъ торгъ въ недѣлѣ одинъ разъ въ субботу, и привозятся болѣе въ зимнее время изъ уѣздовъ Устюжскаго, Новогородскаго, Бѣжецкаго, Ярославскаго , Бѣлоезерскаго уѣздными обывателями всякой усыпной и молотой хлѣбъ, ленъ, холстъ сукна, овчины , съѣстные припасы и прочія потребности.</text:p>
          </table:table-cell>
          <table:table-cell office:value-type="string" calcext:value-type="string">
            <text:p>Устюжна Железопольская</text:p>
          </table:table-cell>
          <table:table-cell office:value-type="string" calcext:value-type="string">
            <text:p>not_found</text:p>
          </table:table-cell>
          <table:table-cell office:value-type="string" calcext:value-type="string">
            <text:p>Устюжна Железопольская</text:p>
          </table:table-cell>
          <table:table-cell table:number-columns-repeated="4" office:value-type="string" calcext:value-type="string">
            <text:p>not_found</text:p>
          </table:table-cell>
          <table:table-cell office:value-type="string" calcext:value-type="string">
            <text:p>http://api.geonames.org/search?type=json&amp;south=57.1&amp;west=28.65&amp;east=39.89&amp;north=61.31&amp;name=%D0%A3%D1%81%D1%82%D1%8E%D0%B6%D0%BD%D0%B0+%D0%96%D0%B5%D0%BB%D0%B5%D0%B7%D0%BE%D0%BF%D0%BE%D0%BB%D1%8C%D1%81%D0%BA%D0%B0%D1%8F&amp;username=jaguillette&amp;featureClass=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eonames</text:p>
          </table:table-cell>
          <table:table-cell office:value-type="string" calcext:value-type="string">
            <text:p>Новогородскаго Намѣстничества</text:p>
          </table:table-cell>
          <table:table-cell office:value-type="string" calcext:value-type="string">
            <text:p>Новогородского Наместничества</text:p>
          </table:table-cell>
          <table:table-cell office:value-type="string" calcext:value-type="string">
            <text:p>новогородск</text:p>
          </table:table-cell>
          <table:table-cell office:value-type="string" calcext:value-type="string">
            <text:p>not_in_text</text:p>
          </table:table-cell>
          <table:table-cell office:value-type="string" calcext:value-type="string">
            <text:p>not_иn_text</text:p>
          </table:table-cell>
          <table:table-cell office:value-type="string" calcext:value-type="string">
            <text:p>нот_ин_теxт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tiuzhna Zhelezopol'skaia</text:p>
          </table:table-cell>
          <table:table-cell table:number-columns-repeated="996"/>
        </table:table-row>
        <table:table-row table:style-name="ro1">
          <table:table-cell table:style-name="Default" office:value-type="float" office:value="2153" calcext:value-type="float">
            <text:p>2153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Фридрихсгамъ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городъ</text:p>
          </table:table-cell>
          <table:table-cell table:style-name="Default" office:value-type="string" calcext:value-type="string">
            <text:p>http://babel.hathitrust.org/cgi/pt?id=uc1.b4583201;view=1up;seq=121</text:p>
          </table:table-cell>
          <table:table-cell table:style-name="Default" office:value-type="string" calcext:value-type="string">
            <text:p>ФРИДРИХСГАМЪ, съ 1784 году городъ Выборгскаго Намѣстничества. Въ ономъ каждое лѣто бываетъ ярмарка, какъ въ приморскомъ городѣ; отпускаютъ за море доски, смолу и нѣсколько желѣза, а сами получаютъ оттуда соль , табакъ, вина и прочее, сверхъ же сего бываетъ въ году и еще одна ярмарка 24 Августа.</text:p>
          </table:table-cell>
          <table:table-cell table:style-name="Default" office:value-type="string" calcext:value-type="string">
            <text:p>Фридрихсгам</text:p>
          </table:table-cell>
          <table:table-cell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Фридрихсгам</text:p>
          </table:table-cell>
          <table:table-cell table:number-columns-repeated="4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http://api.geonames.org/search?type=json&amp;south=56.709167&amp;west=24.744167&amp;east=32.744167000000004&amp;north=64.70916700000001&amp;name=%D0%A4%D1%80%D0%B8%D0%B4%D1%80%D0%B8%D1%85%D1%81%D0%B3%D0%B0%D0%BC&amp;username=jaguillette&amp;featureClass=P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eonames</text:p>
          </table:table-cell>
          <table:table-cell table:style-name="Default" office:value-type="string" calcext:value-type="string">
            <text:p>Выборгскаго Намѣстничества</text:p>
          </table:table-cell>
          <table:table-cell table:style-name="Default" office:value-type="string" calcext:value-type="string">
            <text:p>Выборгского Наместничества</text:p>
          </table:table-cell>
          <table:table-cell table:style-name="Default" office:value-type="string" calcext:value-type="string">
            <text:p>выборг</text:p>
          </table:table-cell>
          <table:table-cell table:style-name="Default" office:value-type="string" calcext:value-type="string">
            <text:p>not_in_text</text:p>
          </table:table-cell>
          <table:table-cell table:style-name="Default" office:value-type="string" calcext:value-type="string">
            <text:p>not_иn_text</text:p>
          </table:table-cell>
          <table:table-cell table:style-name="Default" office:value-type="string" calcext:value-type="string">
            <text:p>нот_ин_теxт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string" calcext:value-type="string">
            <text:p>Fridrikhsgam"</text:p>
          </table:table-cell>
          <table:table-cell table:style-name="Default" table:number-columns-repeated="996"/>
        </table:table-row>
        <table:table-row table:style-name="ro1">
          <table:table-cell table:style-name="Default" office:value-type="float" office:value="2165" calcext:value-type="float">
            <text:p>2165</text:p>
          </table:table-cell>
          <table:table-cell table:style-name="Default" office:value-type="float" office:value="740" calcext:value-type="float">
            <text:p>740</text:p>
          </table:table-cell>
          <table:table-cell table:style-name="Default" office:value-type="string" calcext:value-type="string">
            <text:p>Хоперскъ</text:p>
          </table:table-cell>
          <table:table-cell table:style-name="Default"/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городъ</text:p>
          </table:table-cell>
          <table:table-cell table:style-name="Default" office:value-type="string" calcext:value-type="string">
            <text:p>http://babel.hathitrust.org/cgi/pt?id=uc1.b4583201;view=1up;seq=122</text:p>
          </table:table-cell>
          <table:table-cell table:style-name="Default" office:value-type="string" calcext:value-type="string">
            <text:p>ХОПЕРСКЪ, съ 1780 году городъ Саратовскаго Намѣстничества. Въ ономъ еженедѣльной бываетъ торгъ.</text:p>
          </table:table-cell>
          <table:table-cell table:style-name="Default" office:value-type="string" calcext:value-type="string">
            <text:p>Хоперск</text:p>
          </table:table-cell>
          <table:table-cell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Хоперск</text:p>
          </table:table-cell>
          <table:table-cell table:number-columns-repeated="4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http://api.geonames.org/search?type=json&amp;south=48.45&amp;west=40.3&amp;east=51.36&amp;north=53.18&amp;name=%D0%A5%D0%BE%D0%BF%D0%B5%D1%80%D1%81%D0%BA&amp;username=jaguillette&amp;featureClass=P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eonames</text:p>
          </table:table-cell>
          <table:table-cell table:style-name="Default" office:value-type="string" calcext:value-type="string">
            <text:p>Саратовскаго Намѣстничества</text:p>
          </table:table-cell>
          <table:table-cell table:style-name="Default" office:value-type="string" calcext:value-type="string">
            <text:p>Саратовского Наместничества</text:p>
          </table:table-cell>
          <table:table-cell table:style-name="Default" office:value-type="string" calcext:value-type="string">
            <text:p>саратовск</text:p>
          </table:table-cell>
          <table:table-cell table:style-name="Default" office:value-type="string" calcext:value-type="string">
            <text:p>not_in_text</text:p>
          </table:table-cell>
          <table:table-cell table:style-name="Default" office:value-type="string" calcext:value-type="string">
            <text:p>not_иn_text</text:p>
          </table:table-cell>
          <table:table-cell table:style-name="Default" office:value-type="string" calcext:value-type="string">
            <text:p>нот_ин_теxт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Khopersk"</text:p>
          </table:table-cell>
          <table:table-cell table:style-name="Default" table:number-columns-repeated="996"/>
        </table:table-row>
        <table:table-row table:style-name="ro1">
          <table:table-cell table:style-name="Default" office:value-type="float" office:value="2171" calcext:value-type="float">
            <text:p>2171</text:p>
          </table:table-cell>
          <table:table-cell table:style-name="Default" office:value-type="float" office:value="743" calcext:value-type="float">
            <text:p>743</text:p>
          </table:table-cell>
          <table:table-cell table:style-name="Default" office:value-type="string" calcext:value-type="string">
            <text:p>Хотьмышскъ</text:p>
          </table:table-cell>
          <table:table-cell table:style-name="Default"/>
          <table:table-cell table:style-name="Default" office:value-type="float" office:value="37" calcext:value-type="float">
            <text:p>37</text:p>
          </table:table-cell>
          <table:table-cell table:number-columns-repeated="2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городъ</text:p>
          </table:table-cell>
          <table:table-cell table:style-name="Default" office:value-type="string" calcext:value-type="string">
            <text:p>http://babel.hathitrust.org/cgi/pt?id=uc1.b4583201;view=1up;seq=123</text:p>
          </table:table-cell>
          <table:table-cell table:style-name="Default" office:value-type="string" calcext:value-type="string">
            <text:p>ХОТЬМЫШСКЪ, съ 1780 году городъ того же Намѣстничества. Въ немъ бываютъ въ году три ярмарки.</text:p>
          </table:table-cell>
          <table:table-cell table:style-name="Default" office:value-type="string" calcext:value-type="string">
            <text:p>Хотьмышск</text:p>
          </table:table-cell>
          <table:table-cell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Хотьмышск</text:p>
          </table:table-cell>
          <table:table-cell table:number-columns-repeated="4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http://api.geonames.org/search?type=json&amp;south=48.4869&amp;west=33.5563&amp;east=38.2875&amp;north=51.5689&amp;name=%D0%A5%D0%BE%D1%82%D1%8C%D0%BC%D1%8B%D1%88%D1%81%D0%BA&amp;username=jaguillette&amp;featureClass=P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eonames</text:p>
          </table:table-cell>
          <table:table-cell table:style-name="Default" office:value-type="string" calcext:value-type="string">
            <text:p>Харьковскаго Намѣстничества</text:p>
          </table:table-cell>
          <table:table-cell table:style-name="Default" office:value-type="string" calcext:value-type="string">
            <text:p>Харьковского Наместничества</text:p>
          </table:table-cell>
          <table:table-cell table:style-name="Default" office:value-type="string" calcext:value-type="string">
            <text:p>харьковск</text:p>
          </table:table-cell>
          <table:table-cell table:style-name="Default" office:value-type="string" calcext:value-type="string">
            <text:p>not_in_text</text:p>
          </table:table-cell>
          <table:table-cell table:style-name="Default" office:value-type="string" calcext:value-type="string">
            <text:p>not_иn_text</text:p>
          </table:table-cell>
          <table:table-cell table:style-name="Default" office:value-type="string" calcext:value-type="string">
            <text:p>нот_ин_теxт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string" calcext:value-type="string">
            <text:p>Khot'myshsk"</text:p>
          </table:table-cell>
          <table:table-cell table:style-name="Default" table:number-columns-repeated="996"/>
        </table:table-row>
        <table:table-row table:style-name="ro1">
          <table:table-cell table:style-name="Default" office:value-type="float" office:value="2172" calcext:value-type="float">
            <text:p>2172</text:p>
          </table:table-cell>
          <table:table-cell table:style-name="Default" office:value-type="float" office:value="743" calcext:value-type="float">
            <text:p>743</text:p>
          </table:table-cell>
          <table:table-cell table:style-name="Default" office:value-type="string" calcext:value-type="string">
            <text:p>Хотьмышскъ</text:p>
          </table:table-cell>
          <table:table-cell table:style-name="Default"/>
          <table:table-cell table:style-name="Default" office:value-type="float" office:value="37" calcext:value-type="float">
            <text:p>37</text:p>
          </table:table-cell>
          <table:table-cell table:number-columns-repeated="2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городъ</text:p>
          </table:table-cell>
          <table:table-cell table:style-name="Default" office:value-type="string" calcext:value-type="string">
            <text:p>http://babel.hathitrust.org/cgi/pt?id=uc1.b4583201;view=1up;seq=123</text:p>
          </table:table-cell>
          <table:table-cell table:style-name="Default" office:value-type="string" calcext:value-type="string">
            <text:p>ХОТЬМЫШСКЪ, съ 1780 году городъ того же Намѣстничества. Въ немъ бываютъ въ году три ярмарки.</text:p>
          </table:table-cell>
          <table:table-cell table:style-name="Default" office:value-type="string" calcext:value-type="string">
            <text:p>Хотьмышск</text:p>
          </table:table-cell>
          <table:table-cell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Хотьмыш</text:p>
          </table:table-cell>
          <table:table-cell table:number-columns-repeated="4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http://api.geonames.org/search?type=json&amp;south=48.4869&amp;west=33.5563&amp;east=38.2875&amp;north=51.5689&amp;name=%D0%A5%D0%BE%D1%82%D1%8C%D0%BC%D1%8B%D1%88&amp;username=jaguillette&amp;featureClass=P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eonames</text:p>
          </table:table-cell>
          <table:table-cell table:style-name="Default" office:value-type="string" calcext:value-type="string">
            <text:p>Харьковскаго Намѣстничества</text:p>
          </table:table-cell>
          <table:table-cell table:style-name="Default" office:value-type="string" calcext:value-type="string">
            <text:p>Харьковского Наместничества</text:p>
          </table:table-cell>
          <table:table-cell table:style-name="Default" office:value-type="string" calcext:value-type="string">
            <text:p>харьковск</text:p>
          </table:table-cell>
          <table:table-cell table:style-name="Default" office:value-type="string" calcext:value-type="string">
            <text:p>not_in_text</text:p>
          </table:table-cell>
          <table:table-cell table:style-name="Default" office:value-type="string" calcext:value-type="string">
            <text:p>not_иn_text</text:p>
          </table:table-cell>
          <table:table-cell table:style-name="Default" office:value-type="string" calcext:value-type="string">
            <text:p>нот_ин_теxт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string" calcext:value-type="string">
            <text:p>Khot'myshsk"</text:p>
          </table:table-cell>
          <table:table-cell table:style-name="Default" table:number-columns-repeated="996"/>
        </table:table-row>
        <table:table-row table:style-name="ro1">
          <table:table-cell table:style-name="Default" office:value-type="float" office:value="2183" calcext:value-type="float">
            <text:p>2183</text:p>
          </table:table-cell>
          <table:table-cell table:style-name="Default" office:value-type="float" office:value="753" calcext:value-type="float">
            <text:p>753</text:p>
          </table:table-cell>
          <table:table-cell table:style-name="Default" office:value-type="string" calcext:value-type="string">
            <text:p>Чаусьі</text:p>
          </table:table-cell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городъ</text:p>
          </table:table-cell>
          <table:table-cell table:style-name="Default" office:value-type="string" calcext:value-type="string">
            <text:p>http://babel.hathitrust.org/cgi/pt?id=uc1.b4583201;view=1up;seq=124</text:p>
          </table:table-cell>
          <table:table-cell table:style-name="Default" office:value-type="string" calcext:value-type="string">
            <text:p>ЧАУСЬІ, съ 1778 году городъ Могилевскаго Намѣстничества Здѣсь бываетъ одна годовая ярмарка.</text:p>
          </table:table-cell>
          <table:table-cell table:style-name="Default" office:value-type="string" calcext:value-type="string">
            <text:p>Чаусьи</text:p>
          </table:table-cell>
          <table:table-cell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Чаусьи</text:p>
          </table:table-cell>
          <table:table-cell table:number-columns-repeated="4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http://api.geonames.org/search?type=json&amp;south=51.9042&amp;west=29.5408&amp;east=32.863&amp;north=55.194&amp;name=%D0%A7%D0%B0%D1%83%D1%81%D1%8C%D0%B8&amp;username=jaguillette&amp;featureClass=P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eonames</text:p>
          </table:table-cell>
          <table:table-cell table:style-name="Default" office:value-type="string" calcext:value-type="string">
            <text:p>Могилевскаго Намѣстничества</text:p>
          </table:table-cell>
          <table:table-cell table:style-name="Default" office:value-type="string" calcext:value-type="string">
            <text:p>Могилевского Наместничества</text:p>
          </table:table-cell>
          <table:table-cell table:style-name="Default" office:value-type="string" calcext:value-type="string">
            <text:p>могилевск</text:p>
          </table:table-cell>
          <table:table-cell table:style-name="Default" office:value-type="string" calcext:value-type="string">
            <text:p>not_in_text</text:p>
          </table:table-cell>
          <table:table-cell table:style-name="Default" office:value-type="string" calcext:value-type="string">
            <text:p>not_иn_text</text:p>
          </table:table-cell>
          <table:table-cell table:style-name="Default" office:value-type="string" calcext:value-type="string">
            <text:p>нот_ин_теxт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Chaus'і</text:p>
          </table:table-cell>
          <table:table-cell table:style-name="Default" table:number-columns-repeated="996"/>
        </table:table-row>
        <table:table-row table:style-name="ro1">
          <table:table-cell table:style-name="Default" office:value-type="float" office:value="2186" calcext:value-type="float">
            <text:p>2186</text:p>
          </table:table-cell>
          <table:table-cell table:style-name="Default" office:value-type="float" office:value="755" calcext:value-type="float">
            <text:p>755</text:p>
          </table:table-cell>
          <table:table-cell table:style-name="Default" office:value-type="string" calcext:value-type="string">
            <text:p>Ченбаръ</text:p>
          </table:table-cell>
          <table:table-cell table:style-name="Default"/>
          <table:table-cell table:style-name="Default" office:value-type="float" office:value="22" calcext:value-type="float">
            <text:p>22</text:p>
          </table:table-cell>
          <table:table-cell table:number-columns-repeated="2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городъ</text:p>
          </table:table-cell>
          <table:table-cell table:style-name="Default" office:value-type="string" calcext:value-type="string">
            <text:p>http://babel.hathitrust.org/cgi/pt?id=uc1.b4583201;view=1up;seq=124</text:p>
          </table:table-cell>
          <table:table-cell table:style-name="Default" office:value-type="string" calcext:value-type="string">
            <text:p>ЧЕНБАРЪ, съ 1780 году городъ Пензенскаго Намѣстничества. Въ ономъ бываетъ въ году ярмарка въ десятую пят-ницу по Пасхѣ; купцы пріѣзжаютъ изъ близъ лежащихъ городовъ съ недорогими товарами.</text:p>
          </table:table-cell>
          <table:table-cell table:style-name="Default" office:value-type="string" calcext:value-type="string">
            <text:p>Ченбар</text:p>
          </table:table-cell>
          <table:table-cell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Ченбар</text:p>
          </table:table-cell>
          <table:table-cell table:number-columns-repeated="4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http://api.geonames.org/search?type=json&amp;south=52.3247&amp;west=41.8373&amp;east=46.7277&amp;north=54.837&amp;name=%D0%A7%D0%B5%D0%BD%D0%B1%D0%B0%D1%80&amp;username=jaguillette&amp;featureClass=P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eonames</text:p>
          </table:table-cell>
          <table:table-cell table:style-name="Default" office:value-type="string" calcext:value-type="string">
            <text:p>Пензенскаго Намѣстничества</text:p>
          </table:table-cell>
          <table:table-cell table:style-name="Default" office:value-type="string" calcext:value-type="string">
            <text:p>Пензенского Наместничества</text:p>
          </table:table-cell>
          <table:table-cell table:style-name="Default" office:value-type="string" calcext:value-type="string">
            <text:p>пензенск</text:p>
          </table:table-cell>
          <table:table-cell table:style-name="Default" office:value-type="string" calcext:value-type="string">
            <text:p>not_in_text</text:p>
          </table:table-cell>
          <table:table-cell table:style-name="Default" office:value-type="string" calcext:value-type="string">
            <text:p>not_иn_text</text:p>
          </table:table-cell>
          <table:table-cell table:style-name="Default" office:value-type="string" calcext:value-type="string">
            <text:p>нот_ин_теxт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Chenbar"</text:p>
          </table:table-cell>
          <table:table-cell table:style-name="Default" table:number-columns-repeated="996"/>
        </table:table-row>
        <table:table-row table:style-name="ro1">
          <table:table-cell table:style-name="Default" office:value-type="float" office:value="2187" calcext:value-type="float">
            <text:p>2187</text:p>
          </table:table-cell>
          <table:table-cell table:style-name="Default" office:value-type="float" office:value="756" calcext:value-type="float">
            <text:p>756</text:p>
          </table:table-cell>
          <table:table-cell table:style-name="Default" office:value-type="string" calcext:value-type="string">
            <text:p>Чердьінь</text:p>
          </table:table-cell>
          <table:table-cell table:style-name="Default"/>
          <table:table-cell table:style-name="Default" office:value-type="float" office:value="23" calcext:value-type="float">
            <text:p>23</text:p>
          </table:table-cell>
          <table:table-cell table:number-columns-repeated="2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городъ</text:p>
          </table:table-cell>
          <table:table-cell table:style-name="Default" office:value-type="string" calcext:value-type="string">
            <text:p>http://babel.hathitrust.org/cgi/pt?id=uc1.b4583201;view=1up;seq=125</text:p>
          </table:table-cell>
          <table:table-cell table:style-name="Default" office:value-type="string" calcext:value-type="string">
            <text:p>ЧЕРДЬІНЬ, съ 1781 году городъ Пермскаго Намѣстничества. Въ семъ городѣ бываетъ въ году одна ярмарка.</text:p>
          </table:table-cell>
          <table:table-cell table:style-name="Default" office:value-type="string" calcext:value-type="string">
            <text:p>Чердьинь</text:p>
          </table:table-cell>
          <table:table-cell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Чердьинь</text:p>
          </table:table-cell>
          <table:table-cell table:number-columns-repeated="4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http://api.geonames.org/search?type=json&amp;south=55.22&amp;west=50.56&amp;east=65.27&amp;north=61.8&amp;name=%D0%A7%D0%B5%D1%80%D0%B4%D1%8C%D0%B8%D0%BD%D1%8C&amp;username=jaguillette&amp;featureClass=P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eonames</text:p>
          </table:table-cell>
          <table:table-cell table:style-name="Default" office:value-type="string" calcext:value-type="string">
            <text:p>Пермскаго Намѣстничества</text:p>
          </table:table-cell>
          <table:table-cell table:style-name="Default" office:value-type="string" calcext:value-type="string">
            <text:p>Пермского Наместничества</text:p>
          </table:table-cell>
          <table:table-cell table:style-name="Default" office:value-type="string" calcext:value-type="string">
            <text:p>пермск</text:p>
          </table:table-cell>
          <table:table-cell table:style-name="Default" office:value-type="string" calcext:value-type="string">
            <text:p>not_in_text</text:p>
          </table:table-cell>
          <table:table-cell table:style-name="Default" office:value-type="string" calcext:value-type="string">
            <text:p>not_иn_text</text:p>
          </table:table-cell>
          <table:table-cell table:style-name="Default" office:value-type="string" calcext:value-type="string">
            <text:p>нот_ин_теxт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string" calcext:value-type="string">
            <text:p>Cherd'іn'</text:p>
          </table:table-cell>
          <table:table-cell table:style-name="Default" table:number-columns-repeated="996"/>
        </table:table-row>
        <table:table-row table:style-name="ro1">
          <table:table-cell table:style-name="Default" office:value-type="float" office:value="2214" calcext:value-type="float">
            <text:p>2214</text:p>
          </table:table-cell>
          <table:table-cell table:style-name="Default" office:value-type="float" office:value="777" calcext:value-type="float">
            <text:p>777</text:p>
          </table:table-cell>
          <table:table-cell table:style-name="Default" office:value-type="string" calcext:value-type="string">
            <text:p>Шешкѣевъ</text:p>
          </table:table-cell>
          <table:table-cell table:style-name="Default"/>
          <table:table-cell table:style-name="Default" office:value-type="float" office:value="22" calcext:value-type="float">
            <text:p>22</text:p>
          </table:table-cell>
          <table:table-cell table:number-columns-repeated="2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городъ</text:p>
          </table:table-cell>
          <table:table-cell table:style-name="Default" office:value-type="string" calcext:value-type="string">
            <text:p>http://babel.hathitrust.org/cgi/pt?id=uc1.b4583201;view=1up;seq=128</text:p>
          </table:table-cell>
          <table:table-cell table:style-name="Default" office:value-type="string" calcext:value-type="string">
            <text:p>ШЕШКѢЕВЪ, съ 1780 году городъ Пензенскаго Намѣстничества. Въ ономъ бываетъ годовая ярмарка Маія 24.</text:p>
          </table:table-cell>
          <table:table-cell table:style-name="Default" office:value-type="string" calcext:value-type="string">
            <text:p>Шешкеев</text:p>
          </table:table-cell>
          <table:table-cell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Шешкеев</text:p>
          </table:table-cell>
          <table:table-cell table:number-columns-repeated="4" table:style-name="Default" office:value-type="string" calcext:value-type="string">
            <text:p>not_found</text:p>
          </table:table-cell>
          <table:table-cell table:style-name="Default" office:value-type="string" calcext:value-type="string">
            <text:p>http://api.geonames.org/search?type=json&amp;south=52.3247&amp;west=41.8373&amp;east=46.7277&amp;north=54.837&amp;name=%D0%A8%D0%B5%D1%88%D0%BA%D0%B5%D0%B5%D0%B2&amp;username=jaguillette&amp;featureClass=P</text:p>
          </table:table-cell>
          <table:table-cell table:style-name="Default" office:value-type="string" calcext:value-type="string">
            <text:p>None</text:p>
          </table:table-cell>
          <table:table-cell table:style-name="Default" office:value-type="string" calcext:value-type="string">
            <text:p>geonames</text:p>
          </table:table-cell>
          <table:table-cell table:style-name="Default" office:value-type="string" calcext:value-type="string">
            <text:p>Пензенскаго Намѣстничества</text:p>
          </table:table-cell>
          <table:table-cell table:style-name="Default" office:value-type="string" calcext:value-type="string">
            <text:p>Пензенского Наместничества</text:p>
          </table:table-cell>
          <table:table-cell table:style-name="Default" office:value-type="string" calcext:value-type="string">
            <text:p>пензенск</text:p>
          </table:table-cell>
          <table:table-cell table:style-name="Default" office:value-type="string" calcext:value-type="string">
            <text:p>not_in_text</text:p>
          </table:table-cell>
          <table:table-cell table:style-name="Default" office:value-type="string" calcext:value-type="string">
            <text:p>not_иn_text</text:p>
          </table:table-cell>
          <table:table-cell table:style-name="Default" office:value-type="string" calcext:value-type="string">
            <text:p>нот_ин_теxт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string" calcext:value-type="string">
            <text:p>Sheshkeev"</text:p>
          </table:table-cell>
          <table:table-cell table:style-name="Default"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3T17:12:22.792000000</dc:date>
    <meta:editing-duration>PT38M46S</meta:editing-duration>
    <meta:editing-cycles>1</meta:editing-cycles>
    <meta:document-statistic meta:table-count="1" meta:cell-count="1002" meta:object-count="0"/>
    <meta:generator>LibreOffice/4.3.2.2$Windows_x86 LibreOffice_project/edfb5295ba211bd31ad47d0bad0118690f76407d</meta:generator>
  </office:meta>
</office:document-meta>
</file>